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line-height="100%" fo:text-align="justify" style:justify-single-word="false"/>
      <style:text-properties fo:color="#000000" style:font-name="sans-serif1" fo:font-size="10.5pt" style:font-size-asian="10.5pt" style:font-size-complex="10.5pt"/>
    </style:style>
    <style:style style:name="P2" style:family="paragraph" style:parent-style-name="Text_20_body">
      <style:paragraph-properties fo:margin-left="0cm" fo:margin-right="0cm" fo:line-height="100%" fo:text-align="justify" style:justify-single-word="false" fo:orphans="2" fo:widows="2" fo:text-indent="0cm" style:auto-text-indent="false"/>
      <style:text-properties fo:font-variant="normal" fo:text-transform="none" fo:color="#000000" style:font-name="sans-serif1" fo:font-size="10.5pt" fo:letter-spacing="normal" fo:font-style="normal" fo:font-weight="normal" style:font-size-asian="10.5pt" style:font-size-complex="10.5pt"/>
    </style:style>
    <style:style style:name="P3" style:family="paragraph" style:parent-style-name="Text_20_body">
      <style:paragraph-properties fo:margin-left="0cm" fo:margin-right="0cm" fo:line-height="100%" fo:text-align="justify" style:justify-single-word="false" fo:orphans="2" fo:widows="2" fo:text-indent="0cm" style:auto-text-indent="false"/>
    </style:style>
    <style:style style:name="P4" style:family="paragraph" style:parent-style-name="Text_20_body">
      <style:paragraph-properties fo:margin-left="0cm" fo:margin-right="0cm" fo:line-height="100%" fo:text-align="justify" style:justify-single-word="false" fo:orphans="2" fo:widows="2" fo:text-indent="0cm" style:auto-text-indent="false"/>
      <style:text-properties style:font-name="sans-serif1" fo:font-size="10.5pt" style:font-size-asian="10.5pt" style:font-size-complex="10.5pt"/>
    </style:style>
    <style:style style:name="T1" style:family="text">
      <style:text-properties fo:font-variant="normal" fo:text-transform="none" fo:color="#000000" style:font-name="sans-serif" fo:font-size="10.5pt" fo:letter-spacing="normal" fo:font-style="normal" fo:font-weight="normal"/>
    </style:style>
    <style:style style:name="T2" style:family="text">
      <style:text-properties fo:font-variant="normal" fo:text-transform="none" fo:color="#000000" style:font-name="sans-serif" fo:font-size="10.5pt" fo:letter-spacing="normal" fo:font-style="normal" fo:font-weight="normal" officeooo:rsid="000ea1be"/>
    </style:style>
    <style:style style:name="T3" style:family="text">
      <style:text-properties fo:font-variant="normal" fo:text-transform="none" fo:color="#000000" style:font-name="sans-serif" fo:font-size="10.5pt" fo:letter-spacing="normal" fo:font-style="normal" fo:font-weight="normal" officeooo:rsid="000f5be0"/>
    </style:style>
    <style:style style:name="T4" style:family="text">
      <style:text-properties fo:font-variant="normal" fo:text-transform="none" fo:color="#000000" style:font-name="sans-serif" fo:font-size="10.5pt" fo:letter-spacing="normal" fo:font-style="normal" fo:font-weight="normal" officeooo:rsid="000fe1c9"/>
    </style:style>
    <style:style style:name="T5" style:family="text">
      <style:text-properties fo:font-variant="normal" fo:text-transform="none" fo:color="#000000" style:font-name="sans-serif" fo:font-size="10.5pt" fo:letter-spacing="normal" fo:font-style="normal" fo:font-weight="normal" style:font-size-asian="10.5pt" style:font-size-complex="10.5pt"/>
    </style:style>
    <style:style style:name="T6" style:family="text">
      <style:text-properties fo:font-variant="normal" fo:text-transform="none" fo:color="#000000" style:font-name="sans-serif" fo:font-size="10.5pt" fo:letter-spacing="normal" fo:font-style="normal" fo:font-weight="normal" officeooo:rsid="000fe1c9" style:font-size-asian="10.5pt" style:font-size-complex="10.5pt"/>
    </style:style>
    <style:style style:name="T7" style:family="text">
      <style:text-properties fo:font-variant="normal" fo:text-transform="none" fo:color="#000000" style:font-name="sans-serif" fo:font-size="10.5pt" fo:letter-spacing="normal" fo:font-style="normal" fo:font-weight="normal" officeooo:rsid="000f5be0" style:font-size-asian="10.5pt" style:font-size-complex="10.5pt"/>
    </style:style>
    <style:style style:name="T8" style:family="text">
      <style:text-properties fo:font-variant="normal" fo:text-transform="none" fo:color="#000000" style:font-name="sans-serif" fo:font-size="10.5pt" fo:letter-spacing="normal" fo:font-style="normal" fo:font-weight="normal" officeooo:rsid="000ea1be" style:font-size-asian="10.5pt" style:font-size-complex="10.5pt"/>
    </style:style>
    <style:style style:name="T9" style:family="text">
      <style:text-properties fo:font-variant="normal" fo:text-transform="none" fo:color="#000000" style:font-name="sans-serif" fo:font-size="10.5pt" fo:letter-spacing="normal" fo:font-style="normal" fo:font-weight="bold" style:font-weight-asian="bold" style:font-weight-complex="bold"/>
    </style:style>
    <style:style style:name="T10" style:family="text">
      <style:text-properties fo:font-variant="normal" fo:text-transform="none" fo:color="#000000" style:font-name="sans-serif" fo:font-size="10.5pt" fo:letter-spacing="normal" fo:font-style="normal" fo:font-weight="bold" style:font-size-asian="10.5pt" style:font-weight-asian="bold" style:font-size-complex="10.5pt" style:font-weight-complex="bold"/>
    </style:style>
    <style:style style:name="T11" style:family="text">
      <style:text-properties fo:font-variant="normal" fo:text-transform="none" fo:color="#000000" style:font-name="sans-serif" fo:letter-spacing="normal" fo:font-style="normal" fo:font-weight="normal"/>
    </style:style>
    <style:style style:name="T12" style:family="text">
      <style:text-properties fo:font-variant="normal" fo:text-transform="none" fo:color="#000000" style:font-name="sans-serif" fo:letter-spacing="normal" fo:font-style="normal" fo:font-weight="normal" officeooo:rsid="000fe1c9"/>
    </style:style>
    <style:style style:name="T13" style:family="text">
      <style:text-properties fo:font-variant="normal" fo:text-transform="none" fo:color="#000000" style:font-name="sans-serif" fo:letter-spacing="normal" fo:font-style="normal" fo:font-weight="normal" officeooo:rsid="000f5be0"/>
    </style:style>
    <style:style style:name="T14" style:family="text">
      <style:text-properties fo:font-variant="normal" fo:text-transform="none" fo:color="#000000" style:font-name="sans-serif" fo:letter-spacing="normal" fo:font-style="normal" fo:font-weight="normal" officeooo:rsid="000ea1be"/>
    </style:style>
    <style:style style:name="T15" style:family="text">
      <style:text-properties fo:font-variant="normal" fo:text-transform="none" fo:color="#000000" style:font-name="sans-serif" fo:letter-spacing="normal" fo:font-style="normal" fo:font-weight="bold" style:font-weight-asian="bold" style:font-weight-complex="bold"/>
    </style:style>
    <style:style style:name="T16"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style:style>
    <style:style style:name="T17"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style:font-weight-asian="normal" style:font-weight-complex="normal"/>
    </style:style>
    <style:style style:name="T18" style:family="text">
      <style:text-properties fo:font-variant="normal" fo:text-transform="none" fo:color="#000000" style:text-line-through-style="none" style:text-line-through-type="none" style:font-name="sans-serif" fo:font-size="10.5pt" fo:letter-spacing="normal" fo:font-style="normal" style:text-underline-style="none" fo:font-weight="normal" officeooo:rsid="000f5be0" style:text-blinking="false" style:font-weight-asian="normal" style:font-weight-complex="normal"/>
    </style:style>
    <style:style style:name="T19"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style:font-size-asian="10.5pt" style:font-weight-asian="normal" style:font-size-complex="10.5pt" style:font-weight-complex="normal"/>
    </style:style>
    <style:style style:name="T20"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style:font-size-asian="10.5pt" style:font-size-complex="10.5pt"/>
    </style:style>
    <style:style style:name="T21" style:family="text">
      <style:text-properties fo:font-variant="normal" fo:text-transform="none" fo:color="#000000" style:text-line-through-style="none" style:text-line-through-type="none" style:font-name="sans-serif" fo:font-size="10.5pt" fo:letter-spacing="normal" fo:font-style="normal" style:text-underline-style="none" fo:font-weight="bold" style:text-blinking="false" style:font-weight-asian="bold" style:font-weight-complex="bold"/>
    </style:style>
    <style:style style:name="T22" style:family="text">
      <style:text-properties fo:font-variant="normal" fo:text-transform="none" fo:color="#000000" style:text-line-through-style="none" style:text-line-through-type="none" style:font-name="sans-serif" fo:letter-spacing="normal" fo:font-style="normal" style:text-underline-style="none" fo:font-weight="normal" style:text-blinking="false"/>
    </style:style>
    <style:style style:name="T23" style:family="text">
      <style:text-properties fo:font-variant="normal" fo:text-transform="none" fo:color="#000000" style:text-line-through-style="none" style:text-line-through-type="none" style:font-name="sans-serif" fo:letter-spacing="normal" fo:font-style="normal" style:text-underline-style="none" fo:font-weight="normal" style:text-blinking="false" style:font-weight-asian="normal" style:font-weight-complex="normal"/>
    </style:style>
    <style:style style:name="T24" style:family="text">
      <style:text-properties fo:font-variant="normal" fo:text-transform="none" fo:color="#000000" style:text-line-through-style="none" style:text-line-through-type="none" fo:font-size="10.5pt" fo:letter-spacing="normal" fo:font-style="normal" style:text-underline-style="none" fo:font-weight="normal" style:text-blinking="false" style:font-size-asian="10.5pt" style:font-weight-asian="normal" style:font-size-complex="10.5pt" style:font-weight-complex="normal"/>
    </style:style>
    <style:style style:name="T25" style:family="text">
      <style:text-properties fo:font-variant="normal" fo:text-transform="none" fo:color="#000000" style:text-line-through-style="none" style:text-line-through-type="none" fo:font-size="10.5pt" fo:letter-spacing="normal" fo:font-style="normal" style:text-underline-style="none" fo:font-weight="normal" style:text-blinking="false" style:font-size-asian="10.5pt" style:font-size-complex="10.5pt"/>
    </style:style>
    <style:style style:name="T26" style:family="text">
      <style:text-properties fo:font-variant="normal" fo:text-transform="none" fo:color="#000000" style:text-line-through-style="none" style:text-line-through-type="none" style:font-name="sans-serif1" fo:font-size="10.5pt" fo:letter-spacing="normal" fo:font-style="normal" style:text-underline-style="none" fo:font-weight="normal" style:text-blinking="false" style:font-size-asian="10.5pt" style:font-weight-asian="normal" style:font-size-complex="10.5pt" style:font-weight-complex="normal"/>
    </style:style>
    <style:style style:name="T27" style:family="text">
      <style:text-properties fo:font-variant="normal" fo:text-transform="none" fo:color="#000000" style:text-line-through-style="none" style:text-line-through-type="none" style:font-name="sans-serif1" fo:font-size="10.5pt" fo:letter-spacing="normal" fo:font-style="normal" style:text-underline-style="none" fo:font-weight="normal" style:text-blinking="false" style:font-size-asian="10.5pt" style:font-size-complex="10.5pt"/>
    </style:style>
    <style:style style:name="T28" style:family="text">
      <style:text-properties fo:font-variant="normal" fo:text-transform="none" fo:color="#000000" style:text-line-through-style="none" style:text-line-through-type="none" style:font-name="sans-serif1" fo:letter-spacing="normal" fo:font-style="normal" style:text-underline-style="none" fo:font-weight="normal" style:text-blinking="false"/>
    </style:style>
    <style:style style:name="T29" style:family="text">
      <style:text-properties fo:font-variant="normal" fo:text-transform="none" fo:color="#000000" style:text-line-through-style="none" style:text-line-through-type="none" style:font-name="sans-serif1" fo:letter-spacing="normal" fo:font-style="normal" style:text-underline-style="none" fo:font-weight="normal" style:text-blinking="false" style:font-weight-asian="normal" style:font-weight-complex="normal"/>
    </style:style>
    <style:style style:name="T30" style:family="text">
      <style:text-properties fo:font-variant="normal" fo:text-transform="none" fo:color="#000000" fo:font-size="10.5pt" fo:letter-spacing="normal" fo:font-style="normal" fo:font-weight="normal" style:font-size-asian="10.5pt" style:font-size-complex="10.5pt"/>
    </style:style>
    <style:style style:name="T31" style:family="text">
      <style:text-properties fo:font-variant="normal" fo:text-transform="none" fo:color="#000000" fo:font-size="10.5pt" fo:letter-spacing="normal" fo:font-style="normal" fo:font-weight="normal" officeooo:rsid="000fe1c9" style:font-size-asian="10.5pt" style:font-size-complex="10.5pt"/>
    </style:style>
    <style:style style:name="T32" style:family="text">
      <style:text-properties fo:font-variant="normal" fo:text-transform="none" fo:color="#000000" fo:font-size="10.5pt" fo:letter-spacing="normal" fo:font-style="normal" fo:font-weight="normal" officeooo:rsid="000f5be0" style:font-size-asian="10.5pt" style:font-size-complex="10.5pt"/>
    </style:style>
    <style:style style:name="T33" style:family="text">
      <style:text-properties fo:font-variant="normal" fo:text-transform="none" fo:color="#000000" fo:font-size="10.5pt" fo:letter-spacing="normal" fo:font-style="normal" fo:font-weight="normal" officeooo:rsid="000ea1be" style:font-size-asian="10.5pt" style:font-size-complex="10.5pt"/>
    </style:style>
    <style:style style:name="T34" style:family="text">
      <style:text-properties fo:font-variant="normal" fo:text-transform="none" fo:color="#000000" fo:font-size="10.5pt" fo:letter-spacing="normal" fo:font-style="normal" fo:font-weight="bold" style:font-size-asian="10.5pt" style:font-weight-asian="bold" style:font-size-complex="10.5pt" style:font-weight-complex="bold"/>
    </style:style>
    <style:style style:name="T35" style:family="text">
      <style:text-properties fo:font-variant="normal" fo:text-transform="none" fo:color="#000000" fo:letter-spacing="normal" fo:font-style="normal" fo:font-weight="normal"/>
    </style:style>
    <style:style style:name="T36" style:family="text">
      <style:text-properties fo:font-variant="normal" fo:text-transform="none" fo:color="#000000" fo:letter-spacing="normal" fo:font-style="normal" fo:font-weight="bold" style:font-weight-asian="bold" style:font-weight-complex="bold"/>
    </style:style>
    <style:style style:name="T37" style:family="text">
      <style:text-properties fo:font-variant="normal" fo:text-transform="none" fo:color="#000000" style:font-name="sans-serif1" fo:font-size="10.5pt" fo:letter-spacing="normal" fo:font-style="normal" fo:font-weight="normal" style:font-size-asian="10.5pt" style:font-size-complex="10.5pt"/>
    </style:style>
    <style:style style:name="T38" style:family="text">
      <style:text-properties fo:font-variant="normal" fo:text-transform="none" fo:color="#000000" style:font-name="sans-serif1" fo:font-size="10.5pt" fo:letter-spacing="normal" fo:font-style="normal" fo:font-weight="normal" officeooo:rsid="000fe1c9" style:font-size-asian="10.5pt" style:font-size-complex="10.5pt"/>
    </style:style>
    <style:style style:name="T39" style:family="text">
      <style:text-properties fo:font-variant="normal" fo:text-transform="none" fo:color="#000000" style:font-name="sans-serif1" fo:font-size="10.5pt" fo:letter-spacing="normal" fo:font-style="normal" fo:font-weight="normal" officeooo:rsid="000f5be0" style:font-size-asian="10.5pt" style:font-size-complex="10.5pt"/>
    </style:style>
    <style:style style:name="T40" style:family="text">
      <style:text-properties fo:font-variant="normal" fo:text-transform="none" fo:color="#000000" style:font-name="sans-serif1" fo:font-size="10.5pt" fo:letter-spacing="normal" fo:font-style="normal" fo:font-weight="normal" officeooo:rsid="000ea1be" style:font-size-asian="10.5pt" style:font-size-complex="10.5pt"/>
    </style:style>
    <style:style style:name="T41" style:family="text">
      <style:text-properties fo:font-variant="normal" fo:text-transform="none" fo:color="#000000" style:font-name="sans-serif1" fo:font-size="10.5pt" fo:letter-spacing="normal" fo:font-style="normal" fo:font-weight="bold" style:font-size-asian="10.5pt" style:font-weight-asian="bold" style:font-size-complex="10.5pt" style:font-weight-complex="bold"/>
    </style:style>
    <style:style style:name="T42" style:family="text">
      <style:text-properties fo:font-variant="normal" fo:text-transform="none" fo:color="#000000" style:font-name="sans-serif1" fo:letter-spacing="normal" fo:font-style="normal" fo:font-weight="normal"/>
    </style:style>
    <style:style style:name="T43" style:family="text">
      <style:text-properties fo:font-variant="normal" fo:text-transform="none" fo:color="#000000" style:font-name="sans-serif1" fo:letter-spacing="normal" fo:font-style="normal" fo:font-weight="normal" officeooo:rsid="000fe1c9"/>
    </style:style>
    <style:style style:name="T44" style:family="text">
      <style:text-properties fo:font-variant="normal" fo:text-transform="none" fo:color="#000000" style:font-name="sans-serif1" fo:letter-spacing="normal" fo:font-style="normal" fo:font-weight="normal" officeooo:rsid="000f5be0"/>
    </style:style>
    <style:style style:name="T45" style:family="text">
      <style:text-properties fo:font-variant="normal" fo:text-transform="none" fo:color="#000000" style:font-name="sans-serif1" fo:letter-spacing="normal" fo:font-style="normal" fo:font-weight="normal" officeooo:rsid="000ea1be"/>
    </style:style>
    <style:style style:name="T46" style:family="text">
      <style:text-properties fo:font-variant="normal" fo:text-transform="none" fo:color="#000000" style:font-name="sans-serif1" fo:letter-spacing="normal" fo:font-style="normal"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officeooo:rsid="000ea1b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7">In 1981, </text:span><text:a xlink:type="simple" xlink:href="https://en.wikipedia.org/wiki/Party_clown" text:style-name="Internet_20_link" text:visited-style-name="Visited_20_Internet_20_Link"><text:span text:style-name="T26">party clown</text:span></text:a><text:span text:style-name="T27"> </text:span><text:span text:style-name="T37">and aspiring </text:span><text:a xlink:type="simple" xlink:href="https://en.wikipedia.org/wiki/Stand-up_comedian" text:style-name="Internet_20_link" text:visited-style-name="Visited_20_Internet_20_Link"><text:span text:style-name="T26">stand-up comedian</text:span></text:a><text:span text:style-name="T27"> </text:span><text:span text:style-name="T37">Arthur Fleck lives with his mother, Penny, in </text:span><text:a xlink:type="simple" xlink:href="https://en.wikipedia.org/wiki/Gotham_City" text:style-name="Internet_20_link" text:visited-style-name="Visited_20_Internet_20_Link"><text:span text:style-name="T27">Gotham City</text:span></text:a><text:span text:style-name="T37">. Gotham is rife with crime and unemployment, leaving </text:span><text:span text:style-name="T41">segments</text:span><text:span text:style-name="T37"> of the population disenfranchised and impoverished. Arthur </text:span><text:span text:style-name="T41">suffers</text:span><text:span text:style-name="T37"> from a medical disorder that causes him to laugh at inappropriate times, and depends on social services for medication. After a </text:span><text:span text:style-name="T41">gang</text:span><text:span text:style-name="T37"> of delinquents criminals attacks Arthur in an alley, his co-worker, Randall, gives him a gun for p</text:span><text:span text:style-name="T38">r</text:span><text:span text:style-name="T37">otection. Arthur invites his neighbor for a social event, public single mother Sophie, to his stand-up comedy </text:span><text:span text:style-name="T41">show</text:span><text:span text:style-name="T37">. </text:span><text:span text:style-name="T39">H</text:span><text:span text:style-name="T37">e began to go on </text:span><text:span text:style-name="T41">date</text:span><text:span text:style-name="T37"> with her.</text:span></text:p>
      <text:p text:style-name="P4"><text:span text:style-name="T35">While entertaining at a children's hospital, Arthur's gun falls out of his pocket. Randall said a statement that deviates from truth and </text:span><text:span text:style-name="T36">lies</text:span><text:span text:style-name="T35"> that Arthur bought the gun himself and terminate employment Arthur is </text:span><text:span text:style-name="T36">fired</text:span><text:span text:style-name="T35"> from his employment. <text:s/>On the subway, still in his clown makeup, Arthur is beaten by three drunken enterprises businessmen as punishment, he shoots two in self-defense to kill and </text:span><text:span text:style-name="T36">executes</text:span><text:span text:style-name="T35"> the third. The murders are </text:span><text:span text:style-name="T36">condemned</text:span><text:span text:style-name="T35"> by billionaire mayoral candidate Thomas Wayne, who strong disapproval </text:span><text:span text:style-name="T36">labels</text:span><text:span text:style-name="T35"> those envious of more successful people tag as clowns. Demonstrations against Gotham's rich begin, with protesters donning clown masks in Arthur's </text:span><text:span text:style-name="T36">image</text:span><text:span text:style-name="T35">. Funding cuts shutter something the social service program to </text:span><text:span text:style-name="T36">stop</text:span><text:span text:style-name="T35">, leaving Arthur without medication.</text:span></text:p>
      <text:p text:style-name="P3"><text:span text:style-name="T37">Arthur's comedy show goes poorly; he laughs uncontrollably and has difficulty delivering his jokes. His idol, talk show host Murray Franklin, mocks Arthur by showing clips from the routine on his show. Arthur intercepts a </text:span><text:span text:style-name="T41">letter</text:span><text:span text:style-name="T37"> written by Penny to Thomas, alleging that he is Thomas's illegitimate son, and berates his mother for hiding the truth. At </text:span><text:a xlink:type="simple" xlink:href="https://en.wikipedia.org/wiki/Wayne_Manor" text:style-name="Internet_20_link" text:visited-style-name="Visited_20_Internet_20_Link"><text:span text:style-name="T27">Wayne Manor</text:span></text:a><text:span text:style-name="T37">, Arthur talks to Thomas's young son, </text:span><text:a xlink:type="simple" xlink:href="https://en.wikipedia.org/wiki/Batman" text:style-name="Internet_20_link" text:visited-style-name="Visited_20_Internet_20_Link"><text:span text:style-name="T27">Bruce</text:span></text:a><text:span text:style-name="T37">, but flees after a scuffle with butler </text:span><text:a xlink:type="simple" xlink:href="https://en.wikipedia.org/wiki/Alfred_Pennyworth" text:style-name="Internet_20_link" text:visited-style-name="Visited_20_Internet_20_Link"><text:span text:style-name="T27">Alfred Pennyworth</text:span></text:a><text:span text:style-name="T37">. Following a visit from two railway police department detectives investigating Arthur's involvement in the public </text:span><text:span text:style-name="T41">train</text:span><text:span text:style-name="T37"> murders, Penny feels loss of consciousness and suffers a </text:span><text:span text:style-name="T41">stroke</text:span><text:span text:style-name="T37"> and is hospitalized.</text:span></text:p>
      <text:p text:style-name="P3"><text:span text:style-name="T37">At a public event, Arthur confronts Thomas, who tells him that Penny is delusional and not his biological mother. In denial, Arthur visits </text:span><text:a xlink:type="simple" xlink:href="https://en.wikipedia.org/wiki/Arkham_Asylum" text:style-name="Internet_20_link" text:visited-style-name="Visited_20_Internet_20_Link"><text:span text:style-name="T26">Hospital</text:span></text:a><text:span text:style-name="T27"> </text:span><text:span text:style-name="T37">and steals Penny's </text:span><text:span text:style-name="T40">court law</text:span><text:span text:style-name="T37"> </text:span><text:span text:style-name="T41">case</text:span><text:span text:style-name="T37"> file, the file says Penny adopted Arthur as a baby and allowed her abusive boyfriend to harm them both. Penny alleged that Thomas used his influence to fabricate the adoption and commit her to the asylum to hide their affair. Distraught, Arthur goes to the hospital and kills Penny. He returns home and enters Sophie's apartment unannounced. Frightened, Sophie tells him to </text:span><text:span text:style-name="T41">leave</text:span><text:span text:style-name="T37">, their previous encounters were Arthur's delusions.</text:span></text:p>
      <text:p text:style-name="P2">Arthur is invited to appear on Murray's show due to the unexpected popularity of his comedy event routine's <text:span text:style-name="T47">clips</text:span>. As he prepares, Arthur is visited by Randall and fellow ex-colleague Gary. Arthur murders Randall, but <text:span text:style-name="T47">leaves</text:span> Gary unharmed for treating him well in the past. En route to the studio, Arthur is pursued by the two detectives onto a train filled with clown protesters. One detective accidentally targets and <text:span text:style-name="T47">shoots</text:span> a protester and incites a riot, allowing Arthur to escape.</text:p>
      <text:p text:style-name="P3"><text:span text:style-name="T37">Before the show goes live, Arthur requests that Murray introduce him as </text:span><text:a xlink:type="simple" xlink:href="https://en.wikipedia.org/wiki/Joker_(character)" text:style-name="Internet_20_link" text:visited-style-name="Visited_20_Internet_20_Link"><text:span text:style-name="T27">Joker</text:span></text:a><text:span text:style-name="T37">, a reference to Murray's previous </text:span><text:span text:style-name="T41">mockery</text:span><text:span text:style-name="T37">. Arthur walks out of railway cars to applause, transport but tells </text:span><text:span text:style-name="T41">morbid</text:span><text:span text:style-name="T37"> jokes, admits he killed the men on the public </text:span><text:span text:style-name="T41">train</text:span><text:span text:style-name="T37">, and rants about how society abandons the disenfranchised. Arthur then fires and fatally </text:span><text:span text:style-name="T41">shoot</text:span><text:span text:style-name="T37"> Murray with gun and is arrested as riots </text:span><text:span text:style-name="T41">break</text:span><text:span text:style-name="T37"> out across all of Gotham. One rioter corners the Wayne family in an alley and murders Thomas and his wife </text:span><text:a xlink:type="simple" xlink:href="https://en.wikipedia.org/wiki/Martha_Wayne" text:style-name="Internet_20_link" text:visited-style-name="Visited_20_Internet_20_Link"><text:span text:style-name="T27">Martha</text:span></text:a><text:span text:style-name="T37">, sparing Bruce. Rioters in an ambulance </text:span><text:span text:style-name="T41">crash</text:span><text:span text:style-name="T37"> into the police car carrying Arthur act and free him. He </text:span><text:span text:style-name="T41">smears</text:span><text:span text:style-name="T37"> blood on his face in the form of a smile and smudge smearing and dances to the cheers of the crowd.</text:span></text:p>
      <text:p text:style-name="P2">At Arkham, Arthur laughs to himself about a joke and tells his psychiatrist she would not understand it. He runs <text:span text:style-name="T48">against the</text:span> <text:span text:style-name="T47">order</text:span> <text:span text:style-name="T48">of the law</text:span>, leaving a <text:span text:style-name="T47">trail</text:span> of bloodied footprints.</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ans-serif1"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7T17:46:52.556959259</meta:creation-date>
    <dc:date>2019-12-07T19:38:51.750944494</dc:date>
    <meta:editing-duration>PT21M</meta:editing-duration>
    <meta:editing-cycles>2</meta:editing-cycles>
    <meta:generator>LibreOffice/6.0.7.3$Linux_X86_64 LibreOffice_project/00m0$Build-3</meta:generator>
    <meta:document-statistic meta:table-count="0" meta:image-count="0" meta:object-count="0" meta:page-count="1" meta:paragraph-count="8" meta:word-count="656" meta:character-count="4053" meta:non-whitespace-character-count="3402"/>
  </office:meta>
</office:document-meta>
</file>